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19in"/>
    </style:style>
    <style:style style:name="co2" style:family="table-column">
      <style:table-column-properties fo:break-before="auto" style:column-width="0.5701in"/>
    </style:style>
    <style:style style:name="co3" style:family="table-column">
      <style:table-column-properties fo:break-before="auto" style:column-width="2.6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FTDriver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charl\Google Drive\Electronic Projects\CRControlSystems\TFTDriver\TFTDriver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1/30/2023 10:19:41 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4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SAMMidiProc-rescue:Conn_02x05_Odd_Even-conn</text:p>
          </table:table-cell>
          <table:table-cell office:value-type="string" calcext:value-type="string">
            <text:p>CLRLibrary:RibbonCableSocket_10_OddEv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SAMMidiProc-rescue:Conn_02x05_Odd_Even-conn</text:p>
          </table:table-cell>
          <table:table-cell office:value-type="string" calcext:value-type="string">
            <text:p>CLRLibrary:RibbonCableSocket_10_OddEv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pspice:DIODE</text:p>
          </table:table-cell>
          <table:table-cell office:value-type="string" calcext:value-type="string">
            <text:p>CLRLibrary:D_SMA_Handsoldering_APin1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pspice:DIODE</text:p>
          </table:table-cell>
          <table:table-cell office:value-type="string" calcext:value-type="string">
            <text:p>CLRLibrary:D_SMA_Handsoldering_APin1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AMMidiProc-rescue:Conn_01x02-conn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SK34</text:p>
          </table:table-cell>
          <table:table-cell office:value-type="string" calcext:value-type="string">
            <text:p>pspice:DIODE</text:p>
          </table:table-cell>
          <table:table-cell office:value-type="string" calcext:value-type="string">
            <text:p>CLRLibrary:D_SMA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Conn_02x04_Counter_Clockwise</text:p>
          </table:table-cell>
          <table:table-cell office:value-type="string" calcext:value-type="string">
            <text:p>SerialIOProc-rescue:Conn_02x04_Counter_Clockwise-conn</text:p>
          </table:table-cell>
          <table:table-cell office:value-type="string" calcext:value-type="string">
            <text:p>CLRLibrary:RibbonCableSocket_8_CCW</text:p>
          </table:table-cell>
          <table:table-cell table:number-columns-repeated="2"/>
          <table:table-cell office:value-type="float" office:value="320030087" calcext:value-type="float">
            <text:p>3200300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LRConnector:H3-2.54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Connector:DIN-5</text:p>
          </table:table-cell>
          <table:table-cell office:value-type="string" calcext:value-type="string">
            <text:p>CLRLibrary:DIN5_KCDX-5S-S2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DIP-USB-B-TYPE-FMAL_4+2P-2.0-90D_</text:p>
          </table:table-cell>
          <table:table-cell office:value-type="string" calcext:value-type="string">
            <text:p>SAMMidiProc-rescue:DIP-USB-B-TYPE-FMAL_4+2P-2.0-90D_-SeeedOPL-Connector-2016</text:p>
          </table:table-cell>
          <table:table-cell office:value-type="string" calcext:value-type="string">
            <text:p>CLRConnector:USB4+2-2.5-90D-15.8X12MM</text:p>
          </table:table-cell>
          <table:table-cell table:number-columns-repeated="2"/>
          <table:table-cell office:value-type="float" office:value="320010018" calcext:value-type="float">
            <text:p>3200100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13</text:p>
          </table:table-cell>
          <table:table-cell office:value-type="string" calcext:value-type="string">
            <text:p>DIP-USB-B-TYPE-FMAL_4+2P-2.0-90D_</text:p>
          </table:table-cell>
          <table:table-cell office:value-type="string" calcext:value-type="string">
            <text:p>SAMMidiProc-rescue:DIP-USB-B-TYPE-FMAL_4+2P-2.0-90D_-SeeedOPL-Connector-2016</text:p>
          </table:table-cell>
          <table:table-cell office:value-type="string" calcext:value-type="string">
            <text:p>CLRConnector:USB4+2-2.5-90D-15.8X12MM</text:p>
          </table:table-cell>
          <table:table-cell table:number-columns-repeated="2"/>
          <table:table-cell office:value-type="float" office:value="320010018" calcext:value-type="float">
            <text:p>3200100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1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AMMidiProc-rescue:Conn_01x02-conn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PeriphControl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LRLibrary:0603Jump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AMMidiProc-rescue:Conn_01x02-conn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LRConnector:Mounting#4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LRConnector:Mounting#4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LRConnector:Mounting#4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CI0</text:p>
          </table:table-cell>
          <table:table-cell office:value-type="string" calcext:value-type="string">
            <text:p>To PCI J3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LRLibrary:RibbonCableSocket_6_OddEven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AO4807</text:p>
          </table:table-cell>
          <table:table-cell office:value-type="string" calcext:value-type="string">
            <text:p>CLRLibrary:SI4288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28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29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31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3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3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4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4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4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4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R0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LRLibrary:RibbonCableSocket_6_OddEven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FT0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LRLibrary:RibbonCableSocket_16_OddEven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PMIC-CJT1117-3.3_SOT223_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http://www.ti.com/lit/ds/symlink/lm1117.pdf</text:p>
          </table:table-cell>
          <table:table-cell office:value-type="string" calcext:value-type="string">
            <text:p>CJT1117-3.3</text:p>
          </table:table-cell>
          <table:table-cell office:value-type="float" office:value="310030097" calcext:value-type="float">
            <text:p>3100300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DMN3135LVT</text:p>
          </table:table-cell>
          <table:table-cell office:value-type="string" calcext:value-type="string">
            <text:p>CLRLibrary:DMN3135LVT</text:p>
          </table:table-cell>
          <table:table-cell office:value-type="string" calcext:value-type="string">
            <text:p>Package_TO_SOT_SMD:SOT-23-6_Handsolde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19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CLRLibrary:74LS244</text:p>
          </table:table-cell>
          <table:table-cell office:value-type="string" calcext:value-type="string">
            <text:p>Package_SO:SSOP-20_4.4x6.5mm_P0.65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CLRLibrary:Teensy4.1</text:p>
          </table:table-cell>
          <table:table-cell office:value-type="string" calcext:value-type="string">
            <text:p>CLRLibrary:Teensy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Connector:DIN-5</text:p>
          </table:table-cell>
          <table:table-cell office:value-type="string" calcext:value-type="string">
            <text:p>CLRLibrary:DIN5_KCDX-5S-S2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C65]" office:value-type="string" office:string-value="R13" calcext:value-type="string">
            <text:p>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65]&amp;&quot;,&quot;&amp;[.C66]" office:value-type="string" office:string-value="R13,R14" calcext:value-type="string">
            <text:p>R13,R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66]&amp;&quot;,&quot;&amp;[.C67]" office:value-type="string" office:string-value="R13,R14,R15" calcext:value-type="string">
            <text:p>R13,R14,R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67]&amp;&quot;,&quot;&amp;[.C68]" office:value-type="string" office:string-value="R13,R14,R15,R16" calcext:value-type="string">
            <text:p>R13,R14,R15,R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68]&amp;&quot;,&quot;&amp;[.C69]" office:value-type="string" office:string-value="R13,R14,R15,R16,R17" calcext:value-type="string">
            <text:p>R13,R14,R15,R16,R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69]&amp;&quot;,&quot;&amp;[.C70]" office:value-type="string" office:string-value="R13,R14,R15,R16,R17,R18" calcext:value-type="string">
            <text:p>R13,R14,R15,R16,R17,R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70]&amp;&quot;,&quot;&amp;[.C71]" office:value-type="string" office:string-value="R13,R14,R15,R16,R17,R18,R19" calcext:value-type="string">
            <text:p>R13,R14,R15,R16,R17,R18,R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71]&amp;&quot;,&quot;&amp;[.C72]" office:value-type="string" office:string-value="R13,R14,R15,R16,R17,R18,R19,R21" calcext:value-type="string">
            <text:p>R13,R14,R15,R16,R17,R18,R19,R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72]&amp;&quot;,&quot;&amp;[.C73]" office:value-type="string" office:string-value="R13,R14,R15,R16,R17,R18,R19,R21,R22" calcext:value-type="string">
            <text:p>R13,R14,R15,R16,R17,R18,R19,R21,R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73]&amp;&quot;,&quot;&amp;[.C74]" office:value-type="string" office:string-value="R13,R14,R15,R16,R17,R18,R19,R21,R22,R35" calcext:value-type="string">
            <text:p>R13,R14,R15,R16,R17,R18,R19,R21,R22,R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74]&amp;&quot;,&quot;&amp;[.C75]" office:value-type="string" office:string-value="R13,R14,R15,R16,R17,R18,R19,R21,R22,R35,R38" calcext:value-type="string">
            <text:p>R13,R14,R15,R16,R17,R18,R19,R21,R22,R35,R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75]&amp;&quot;,&quot;&amp;[.C76]" office:value-type="string" office:string-value="R13,R14,R15,R16,R17,R18,R19,R21,R22,R35,R38,R39" calcext:value-type="string">
            <text:p>R13,R14,R15,R16,R17,R18,R19,R21,R22,R35,R38,R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2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C79]" office:value-type="string" office:string-value="R24" calcext:value-type="string">
            <text:p>R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2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79]&amp;&quot;,&quot;&amp;[.C80]" office:value-type="string" office:string-value="R24,R25" calcext:value-type="string">
            <text:p>R24,R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2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80]&amp;&quot;,&quot;&amp;[.C81]" office:value-type="string" office:string-value="R24,R25,R26" calcext:value-type="string">
            <text:p>R24,R25,R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2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formula="of:=[.H81]&amp;&quot;,&quot;&amp;[.C82]" office:value-type="string" office:string-value="R24,R25,R26,R27" calcext:value-type="string">
            <text:p>R24,R25,R26,R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2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6N138</text:p>
          </table:table-cell>
          <table:table-cell office:value-type="string" calcext:value-type="string">
            <text:p>Isolator:6N138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onsemi.com/pub/Collateral/HCPL2731-D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0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SAMMidiProc-rescue:Conn_02x05_Odd_Even-conn</text:p>
          </table:table-cell>
          <table:table-cell office:value-type="string" calcext:value-type="string">
            <text:p>CLRLibrary:RibbonCableSocket_10_OddEven</text:p>
          </table:table-cell>
          <table:table-cell/>
          <table:table-cell table:formula="of:=[.C87]" office:value-type="string" office:string-value="CH0" calcext:value-type="string">
            <text:p>CH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SAMMidiProc-rescue:Conn_02x05_Odd_Even-conn</text:p>
          </table:table-cell>
          <table:table-cell office:value-type="string" calcext:value-type="string">
            <text:p>CLRLibrary:RibbonCableSocket_10_OddEven</text:p>
          </table:table-cell>
          <table:table-cell/>
          <table:table-cell table:formula="of:=[.H87]&amp;&quot;,&quot;&amp;[.C88]" office:value-type="string" office:string-value="CH0,CH1" calcext:value-type="string">
            <text:p>CH0,CH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2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SAMMidiProc-rescue:Conn_02x05_Odd_Even-conn</text:p>
          </table:table-cell>
          <table:table-cell office:value-type="string" calcext:value-type="string">
            <text:p>CLRLibrary:RibbonCableSocket_10_OddEven</text:p>
          </table:table-cell>
          <table:table-cell/>
          <table:table-cell table:formula="of:=[.H88]&amp;&quot;,&quot;&amp;[.C89]" office:value-type="string" office:string-value="CH0,CH1,CH2" calcext:value-type="string">
            <text:p>CH0,CH1,C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SAMMidiProc-rescue:Conn_02x05_Odd_Even-conn</text:p>
          </table:table-cell>
          <table:table-cell office:value-type="string" calcext:value-type="string">
            <text:p>CLRLibrary:RibbonCableSocket_10_OddEven</text:p>
          </table:table-cell>
          <table:table-cell/>
          <table:table-cell table:formula="of:=[.H89]&amp;&quot;,&quot;&amp;[.C90]" office:value-type="string" office:string-value="CH0,CH1,CH2,CH3" calcext:value-type="string">
            <text:p>CH0,CH1,CH2,CH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A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AMMidiProc-rescue:Conn_02x06_Odd_Even-conn</text:p>
          </table:table-cell>
          <table:table-cell office:value-type="string" calcext:value-type="string">
            <text:p>CLRLibrary:RibbonCableSocket_12_OddEven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A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AMMidiProc-rescue:Conn_02x06_Odd_Even-conn</text:p>
          </table:table-cell>
          <table:table-cell office:value-type="string" calcext:value-type="string">
            <text:p>CLRLibrary:RibbonCableSocket_12_OddEven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0, CH1, CH2, CH3, CH4, CH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SAMMidiProc-rescue:Conn_02x05_Odd_Even-conn</text:p>
          </table:table-cell>
          <table:table-cell office:value-type="string" calcext:value-type="string">
            <text:p>CLRLibrary:RibbonCableSocket_10_OddEv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pspice:DIODE</text:p>
          </table:table-cell>
          <table:table-cell office:value-type="string" calcext:value-type="string">
            <text:p>CLRLibrary:D_SMA_Handsoldering_APin1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, J17, J2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AMMidiProc-rescue:Conn_01x02-conn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K34</text:p>
          </table:table-cell>
          <table:table-cell office:value-type="string" calcext:value-type="string">
            <text:p>pspice:DIODE</text:p>
          </table:table-cell>
          <table:table-cell office:value-type="string" calcext:value-type="string">
            <text:p>CLRLibrary:D_SMA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0</text:p>
          </table:table-cell>
          <table:table-cell office:value-type="string" calcext:value-type="string">
            <text:p>Conn_02x04_Counter_Clockwise</text:p>
          </table:table-cell>
          <table:table-cell office:value-type="string" calcext:value-type="string">
            <text:p>SerialIOProc-rescue:Conn_02x04_Counter_Clockwise-conn</text:p>
          </table:table-cell>
          <table:table-cell office:value-type="string" calcext:value-type="string">
            <text:p>CLRLibrary:RibbonCableSocket_8_CCW</text:p>
          </table:table-cell>
          <table:table-cell table:number-columns-repeated="2"/>
          <table:table-cell office:value-type="float" office:value="320030087" calcext:value-type="float">
            <text:p>32003008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LRConnector:H3-2.54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, J8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Connector:DIN-5</text:p>
          </table:table-cell>
          <table:table-cell office:value-type="string" calcext:value-type="string">
            <text:p>CLRLibrary:DIN5_KCDX-5S-S2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1, J13</text:p>
          </table:table-cell>
          <table:table-cell office:value-type="string" calcext:value-type="string">
            <text:p>DIP-USB-B-TYPE-FMAL_4+2P-2.0-90D_</text:p>
          </table:table-cell>
          <table:table-cell office:value-type="string" calcext:value-type="string">
            <text:p>SAMMidiProc-rescue:DIP-USB-B-TYPE-FMAL_4+2P-2.0-90D_-SeeedOPL-Connector-2016</text:p>
          </table:table-cell>
          <table:table-cell office:value-type="string" calcext:value-type="string">
            <text:p>CLRConnector:USB4+2-2.5-90D-15.8X12MM</text:p>
          </table:table-cell>
          <table:table-cell table:number-columns-repeated="2"/>
          <table:table-cell office:value-type="float" office:value="320010018" calcext:value-type="float">
            <text:p>32001001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PeriphControl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LRLibrary:0603Jump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2, M3, M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LRConnector:Mounting#4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0</text:p>
          </table:table-cell>
          <table:table-cell office:value-type="string" calcext:value-type="string">
            <text:p>To PCI J3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LRLibrary:RibbonCableSocket_6_OddEven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AO4807</text:p>
          </table:table-cell>
          <table:table-cell office:value-type="string" calcext:value-type="string">
            <text:p>CLRLibrary:SI4288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, R7, R8, R10, R11, R12, R13, R14, R15, R16, R17, R18, R19, R21, R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3, R4, R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2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4, R25, R26, R27, R36, R37, R4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8, R29, R30, R31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2, R33, R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1, R4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0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LRLibrary:RibbonCableSocket_6_OddEven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T0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LRLibrary:RibbonCableSocket_16_OddEven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CLRLibrary:Teensy4.1</text:p>
          </table:table-cell>
          <table:table-cell office:value-type="string" calcext:value-type="string">
            <text:p>CLRLibrary:Teensy4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N138</text:p>
          </table:table-cell>
          <table:table-cell office:value-type="string" calcext:value-type="string">
            <text:p>Isolator:6N138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onsemi.com/pub/Collateral/HCPL2731-D.pdf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MIC-CJT1117-3.3_SOT223_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http://www.ti.com/lit/ds/symlink/lm1117.pdf</text:p>
          </table:table-cell>
          <table:table-cell office:value-type="string" calcext:value-type="string">
            <text:p>CJT1117-3.3</text:p>
          </table:table-cell>
          <table:table-cell office:value-type="float" office:value="310030097" calcext:value-type="float">
            <text:p>310030097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MN3135LVT</text:p>
          </table:table-cell>
          <table:table-cell office:value-type="string" calcext:value-type="string">
            <text:p>CLRLibrary:DMN3135LVT</text:p>
          </table:table-cell>
          <table:table-cell office:value-type="string" calcext:value-type="string">
            <text:p>Package_TO_SOT_SMD:SOT-23-6_Handsoldering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CLRLibrary:74LS244</text:p>
          </table:table-cell>
          <table:table-cell office:value-type="string" calcext:value-type="string">
            <text:p>Package_SO:SSOP-20_4.4x6.5mm_P0.65mm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3,R34,R43</text:p>
          </table:table-cell>
          <table:table-cell office:value-type="string" calcext:value-type="string">
            <text:p>CR0603-J/-000H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 Thick Film 0603 0 Ohm Pad S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,R14,R15,R16,R17,R18,R19,R21,R22,R35,R38,R39</text:p>
          </table:table-cell>
          <table:table-cell office:value-type="string" calcext:value-type="string">
            <text:p>CR0603-JW-330E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 Thick Film 0603 33 Ohm 5% 0.1W(1/10W) ±200ppm/°C Pad S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,R6</text:p>
          </table:table-cell>
          <table:table-cell office:value-type="string" calcext:value-type="string">
            <text:p>CR0603-JW-221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Thick Film 0603 220 Ohm 5% 0.1W(1/10W) ±200ppm/°C Pad S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CR0603-JW-102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Thick Film 0603 1KOhm 5% 0.1W(1/10W) ±200ppm/°C Pad S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,R23</text:p>
          </table:table-cell>
          <table:table-cell office:value-type="string" calcext:value-type="string">
            <text:p>CR0603-JW-152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Thick Film 0603 1.5KOhm 5% 0.1W(1/10W) ±200ppm/°C Pad S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4,R25,R26,R27</text:p>
          </table:table-cell>
          <table:table-cell office:value-type="string" calcext:value-type="string">
            <text:p>CR0603-JW-471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Thick Film 0603 470 Ohm 5% 0.1W(1/10W) ±200ppm/°C Pad S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6N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ocoupler DC-IN 1-CH Darlington With Base DC-OUT 8-Pin PD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0,CH1,CH2,CH3</text:p>
          </table:table-cell>
          <table:table-cell office:value-type="string" calcext:value-type="string">
            <text:p>HC-JN254-2-10-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ouded connector 2.54mm 2x5 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0</text:p>
          </table:table-cell>
          <table:table-cell office:value-type="string" calcext:value-type="string">
            <text:p>HC-JN254-2-12-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ouded connector 2.54mm 2x6 pin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TFTDriver.A60:TFTDriver.AMJ91" table:contains-header="false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30T11:14:09.665000000</dc:date>
    <meta:editing-duration>PT9M9S</meta:editing-duration>
    <meta:editing-cycles>1</meta:editing-cycles>
    <meta:document-statistic meta:table-count="1" meta:cell-count="793" meta:object-count="0"/>
    <meta:generator>LibreOffice/7.1.1.2$Windows_X86_64 LibreOffice_project/fe0b08f4af1bacafe4c7ecc87ce55bb426164676</meta:generator>
  </office:meta>
</office:document-meta>
</file>